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native-hybrid-web" style:family="table">
      <style:table-properties style:width="6.6931in" table:align="margins"/>
    </style:style>
    <style:style style:name="native-hybrid-web.A" style:family="table-column">
      <style:table-column-properties style:column-width="1.6736in" style:rel-column-width="16383*"/>
    </style:style>
    <style:style style:name="native-hybrid-web.A1" style:family="table-cell">
      <style:table-cell-properties fo:padding="0.0382in" fo:border-left="0.05pt solid #000000" fo:border-right="none" fo:border-top="0.05pt solid #000000" fo:border-bottom="0.05pt solid #000000"/>
    </style:style>
    <style:style style:name="native-hybrid-web.D1" style:family="table-cell">
      <style:table-cell-properties fo:padding="0.0382in" fo:border="0.05pt solid #000000"/>
    </style:style>
    <style:style style:name="native-hybrid-web.A2" style:family="table-cell">
      <style:table-cell-properties fo:padding="0.0382in" fo:border-left="0.05pt solid #000000" fo:border-right="none" fo:border-top="none" fo:border-bottom="0.05pt solid #000000"/>
    </style:style>
    <style:style style:name="native-hybrid-web.D2" style:family="table-cell">
      <style:table-cell-properties fo:padding="0.0382in" fo:border-left="0.05pt solid #000000" fo:border-right="0.05pt solid #000000" fo:border-top="none" fo:border-bottom="0.05pt solid #000000"/>
    </style:style>
    <style:style style:name="native-hybrid-web.A5" style:family="table-cell">
      <style:table-cell-properties style:vertical-align="middle"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fo:font-size="18pt" fo:font-weight="bold" officeooo:rsid="001d1a07" officeooo:paragraph-rsid="001d1a07"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4pt" fo:font-weight="normal" officeooo:rsid="001d1a07" officeooo:paragraph-rsid="001d1a07" style:font-size-asian="12.25pt" style:font-weight-asian="normal" style:font-size-complex="14pt" style:font-weight-complex="normal"/>
    </style:style>
    <style:style style:name="P3" style:family="paragraph" style:parent-style-name="Standard">
      <style:paragraph-properties fo:text-align="justify" style:justify-single-word="false"/>
      <style:text-properties fo:font-size="14pt" fo:font-weight="normal" officeooo:rsid="001d1a07" officeooo:paragraph-rsid="001d1a07"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fo:font-size="14pt" fo:font-weight="normal" officeooo:rsid="001d1a07" officeooo:paragraph-rsid="001e998c"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d1a07" officeooo:paragraph-rsid="001d1a07"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fo:font-size="14pt" fo:font-weight="normal" officeooo:rsid="001e998c" officeooo:paragraph-rsid="001e998c"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226ed5" officeooo:paragraph-rsid="00226ed5"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font-size="14pt" fo:font-weight="normal" officeooo:rsid="00226ed5" officeooo:paragraph-rsid="00226ed5" style:font-size-asian="12.25pt" style:font-weight-asian="normal" style:font-size-complex="14pt" style:font-weight-complex="normal"/>
    </style:style>
    <style:style style:name="P9" style:family="paragraph" style:parent-style-name="Table_20_Heading">
      <style:text-properties fo:font-size="14pt" style:font-size-asian="12.25pt" style:font-size-complex="14pt"/>
    </style:style>
    <style:style style:name="P10" style:family="paragraph" style:parent-style-name="Table_20_Heading">
      <style:text-properties fo:font-size="14pt" officeooo:rsid="001e998c" officeooo:paragraph-rsid="001e998c" style:font-size-asian="12.25pt" style:font-size-complex="14pt"/>
    </style:style>
    <style:style style:name="P11" style:family="paragraph" style:parent-style-name="Table_20_Contents">
      <style:paragraph-properties fo:text-align="justify" style:justify-single-word="false"/>
      <style:text-properties fo:font-size="14pt" style:font-size-asian="12.25pt" style:font-size-complex="14pt"/>
    </style:style>
    <style:style style:name="P12" style:family="paragraph" style:parent-style-name="Table_20_Contents">
      <style:paragraph-properties fo:text-align="justify" style:justify-single-word="false"/>
      <style:text-properties fo:font-size="14pt" officeooo:paragraph-rsid="001e998c" style:font-size-asian="12.25pt" style:font-size-complex="14pt"/>
    </style:style>
    <style:style style:name="P13" style:family="paragraph" style:parent-style-name="Table_20_Contents">
      <style:paragraph-properties fo:text-align="center" style:justify-single-word="false"/>
      <style:text-properties fo:font-size="14pt" fo:font-weight="bold" officeooo:rsid="001e998c" officeooo:paragraph-rsid="001e998c" style:font-size-asian="12.25pt" style:font-weight-asian="bold" style:font-size-complex="14pt" style:font-weight-complex="bold"/>
    </style:style>
    <style:style style:name="P14" style:family="paragraph" style:parent-style-name="Table_20_Contents">
      <style:paragraph-properties fo:text-align="center" style:justify-single-word="false"/>
      <style:text-properties fo:font-size="14pt" fo:font-weight="bold" officeooo:rsid="0021ce76" officeooo:paragraph-rsid="0021ce76" style:font-size-asian="12.25pt" style:font-weight-asian="bold" style:font-size-complex="14pt" style:font-weight-complex="bold"/>
    </style:style>
    <style:style style:name="T1" style:family="text">
      <style:text-properties officeooo:rsid="001d1c46"/>
    </style:style>
    <style:style style:name="T2" style:family="text">
      <style:text-properties officeooo:rsid="001e998c"/>
    </style:style>
    <style:style style:name="T3" style:family="text">
      <style:text-properties officeooo:rsid="001f88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owanie hybrydowych aplikacji mobilnych</text:p>
      <text:p text:style-name="P1"/>
      <text:p text:style-name="P2">Patryk Jażdżewski</text:p>
      <text:p text:style-name="P2"/>
      <text:p text:style-name="P2">1. Streszczenie</text:p>
      <text:p text:style-name="P3">Poniższa praca zawiera opis biblioteki „Ash” służącej do funkcjonalnego testowania hybrydowych aplikacji mobilnych stworzonych przy użyciu Adobe PhoneGap lub Apache Cordova. Ash pozwala na testowanie zachowania się aplikacji w różnorodnych realistycznych przypadkach, takich jak poruszanie się użytkownika, obrót ekranu i inne. Dzięki wykorzystaniu hybrydowego charakteru apliakcji możliwa był<text:span text:style-name="T2">a</text:span> emulacja zachowania, co wpływa na większy realizm testów. <text:span text:style-name="T1">Innymi zaletami bliblioteki są elastyczna struktura testów, która ułatwia utrzymywanie testów oraz budowanie złożonych scenariuszy z prostych testów-kroków oraz możliwość wykorzystania asercji w aplikacji poza testami. <text:s/></text:span></text:p>
      <text:p text:style-name="P2"/>
      <text:p text:style-name="P2">2. Wprowadzenie</text:p>
      <text:p text:style-name="P7">{o apliakcjach mobilnych}</text:p>
      <text:p text:style-name="P4"><text:tab/><text:span text:style-name="T2">Adobe PhoneGap oraz jej odpowiednik o otwartym źródle Apache Cordova, to dwie popularne biblioteki pozwalajace na tworzenie hybrydowych aplikacji mobilnych tj. aplikacji które łączą w sobie zalety aplikacji natywnych oraz aplikacji typu mobile web.</text:span></text:p>
      <text:p text:style-name="P4"><text:span text:style-name="T2"><text:s/></text:span></text:p>
      <table:table table:name="native-hybrid-web" table:style-name="native-hybrid-web">
        <table:table-column table:style-name="native-hybrid-web.A" table:number-columns-repeated="4"/>
        <table:table-header-rows>
          <table:table-row>
            <table:table-cell table:style-name="native-hybrid-web.A1" office:value-type="string">
              <text:p text:style-name="P9"/>
            </table:table-cell>
            <table:table-cell table:style-name="native-hybrid-web.A1" office:value-type="string">
              <text:p text:style-name="P10">Aplikacje natywne</text:p>
            </table:table-cell>
            <table:table-cell table:style-name="native-hybrid-web.A1" office:value-type="string">
              <text:p text:style-name="P10">Aplikacje hybrydowe</text:p>
            </table:table-cell>
            <table:table-cell table:style-name="native-hybrid-web.D1" office:value-type="string">
              <text:p text:style-name="P10">Aplikacje mobile web</text:p>
            </table:table-cell>
          </table:table-row>
        </table:table-header-rows>
        <table:table-row>
          <table:table-cell table:style-name="native-hybrid-web.A2" office:value-type="string">
            <text:p text:style-name="P13">Narzędzia</text:p>
          </table:table-cell>
          <table:table-cell table:style-name="native-hybrid-web.A2" office:value-type="string">
            <text:p text:style-name="P12"/>
          </table:table-cell>
          <table:table-cell table:style-name="native-hybrid-web.A2" office:value-type="string">
            <text:p text:style-name="P11"/>
          </table:table-cell>
          <table:table-cell table:style-name="native-hybrid-web.D2" office:value-type="string">
            <text:p text:style-name="P11"/>
          </table:table-cell>
        </table:table-row>
        <table:table-row>
          <table:table-cell table:style-name="native-hybrid-web.A2" office:value-type="string">
            <text:p text:style-name="P13">Instalacja</text:p>
          </table:table-cell>
          <table:table-cell table:style-name="native-hybrid-web.A2" office:value-type="string">
            <text:p text:style-name="P12"/>
          </table:table-cell>
          <table:table-cell table:style-name="native-hybrid-web.A2" office:value-type="string">
            <text:p text:style-name="P11"/>
          </table:table-cell>
          <table:table-cell table:style-name="native-hybrid-web.D2" office:value-type="string">
            <text:p text:style-name="P11"/>
          </table:table-cell>
        </table:table-row>
        <table:table-row>
          <table:table-cell table:style-name="native-hybrid-web.A2" office:value-type="string">
            <text:p text:style-name="P13">Wydajność</text:p>
          </table:table-cell>
          <table:table-cell table:style-name="native-hybrid-web.A2" office:value-type="string">
            <text:p text:style-name="P12"/>
          </table:table-cell>
          <table:table-cell table:style-name="native-hybrid-web.A2" office:value-type="string">
            <text:p text:style-name="P11"/>
          </table:table-cell>
          <table:table-cell table:style-name="native-hybrid-web.D2" office:value-type="string">
            <text:p text:style-name="P11"/>
          </table:table-cell>
        </table:table-row>
        <table:table-row>
          <table:table-cell table:style-name="native-hybrid-web.A5" office:value-type="string">
            <text:p text:style-name="P13">Możliwość monetyzacji</text:p>
          </table:table-cell>
          <table:table-cell table:style-name="native-hybrid-web.A2" office:value-type="string">
            <text:p text:style-name="P12"/>
          </table:table-cell>
          <table:table-cell table:style-name="native-hybrid-web.A2" office:value-type="string">
            <text:p text:style-name="P11"/>
          </table:table-cell>
          <table:table-cell table:style-name="native-hybrid-web.D2" office:value-type="string">
            <text:p text:style-name="P11"/>
          </table:table-cell>
        </table:table-row>
        <table:table-row>
          <table:table-cell table:style-name="native-hybrid-web.A5" office:value-type="string">
            <text:p text:style-name="P14">Dostęp do urządzenia</text:p>
          </table:table-cell>
          <table:table-cell table:style-name="native-hybrid-web.A2" office:value-type="string">
            <text:p text:style-name="P12"/>
          </table:table-cell>
          <table:table-cell table:style-name="native-hybrid-web.A2" office:value-type="string">
            <text:p text:style-name="P11"/>
          </table:table-cell>
          <table:table-cell table:style-name="native-hybrid-web.D2" office:value-type="string">
            <text:p text:style-name="P11"/>
          </table:table-cell>
        </table:table-row>
      </table:table>
      <text:p text:style-name="P3"/>
      <text:p text:style-name="P6">Dzięki temu, że do tworzenia aplikacji hybrydowych wykorzystywane są technologie znane z zastosowań intenetowych, koszt tworzenia aplikacji i czas dostarczenia gotowego rozwiązania na rynek są znacznie zredukowane. <text:span text:style-name="T3">Aplikacje tego typu są też <text:s/>z założenia wieloplatformowe. Używajac PhoneGap z tego samego źródła możemy stworzyć apliakcje na platformę Android, iOS, Blackberry, WebOS, Windows Phone, Symbiana i Bada.</text:span> Dodatkowo <text:span text:style-name="T3">popularność narzędzi internetowych ułatwia znalezienie właściwych programistów. Największymi wadami podejścia hybrydowego są słabsza wydajność, błędy pojawiające się tylko na określonych urządzeniach oraz różnorodne oczekiwania użytkowników różnych platform. Użytkownik instalując aplikację hybrydową jak natywną spodziewa się, że będzie </text:span><text:soft-page-break/><text:span text:style-name="T3">ona działać niczym natywna. Tymczasem dodatkowy narzut hybrydy często w połączeniu z niechlujnie przygotowaną i nie zoptymalizowaną aplikacją prowadzi do mniej responsywnego interfejsu użytkownika. Częstym problemem przy tworzeniu aplikacji mobilnych są błędy pojawiające się tylko na określonych urządzeniach. Przy podejściu hybrydowym problem jest o tyle bardziej widoczny, że najczęściej tworzymy kod nie tylko pod jedną platformę, tak jak ma to miejsce przy podejściu natywnym, ale pod wiele. Trzecim problemem hybryd jest kwestia tworzenia interfejsu użytkownika. Dostawcy systemów operacyjnych dla urządzeń mobilnych publikują zalecenia, co do tego jak powinien wyglądać interfejs aplikacji działającej pod danym systemem. Zalecenia te są specyficzne dla platformy i wzajemnie się wykluczają. Przygotowanie jednej szaty graficznej i jednego interfejsu może zostać <text:s/>źle odebrane przez użytkowników. Natomiast stworzenie kilku wersji interfejsu jest dużo bardziej pracochłonne i skomplikowane. </text:span></text:p>
      <text:p text:style-name="P8">{dlaczego phonegap}</text:p>
      <text:p text:style-name="P8">{propozycje rozwiązan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fk </meta:initial-creator>
    <meta:creation-date>2014-01-11T10:28:15.012457375</meta:creation-date>
    <dc:date>2014-01-11T17:18:13.651684534</dc:date>
    <dc:creator>jfk </dc:creator>
    <meta:editing-duration>PT31M4S</meta:editing-duration>
    <meta:editing-cycles>5</meta:editing-cycles>
    <meta:generator>LibreOffice/4.1.3.2$Linux_X86_64 LibreOffice_project/410m0$Build-2</meta:generator>
    <meta:document-statistic meta:table-count="1" meta:image-count="0" meta:object-count="0" meta:page-count="2" meta:paragraph-count="19" meta:word-count="370" meta:character-count="2967" meta:non-whitespace-character-count="2608"/>
  </office:meta>
</office:document-meta>
</file>